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2cm" fo:min-width="0.19cm"/>
    </style:style>
    <style:style style:name="gr2" style:family="graphic" style:parent-style-name="File_20_box">
      <style:graphic-properties draw:stroke="solid" draw:stroke-dash="Fine_20_Dashed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2cm" fo:min-width="0.18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text-properties fo:font-family="'Liberation Sans'" style:font-family-generic="swiss" style:font-pitch="variab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File_20_box" xml:id="id1" draw:id="id1" draw:layer="layout" svg:width="3.889cm" svg:height="0.934cm" svg:x="6.523cm" svg:y="3.593cm">
          <text:p>program.cpp</text:p>
          <draw:enhanced-geometry svg:viewBox="0 0 21600 21600" draw:type="rectangle" draw:enhanced-path="M 0 0 L 21600 0 21600 21600 0 21600 0 0 Z N"/>
        </draw:custom-shape>
        <draw:custom-shape draw:style-name="File_20_box" xml:id="id3" draw:id="id3" draw:layer="layout" svg:width="4.883cm" svg:height="0.894cm" svg:x="11.935cm" svg:y="3.593cm">
          <text:p>myfuncs.hpp</text:p>
          <draw:enhanced-geometry svg:viewBox="0 0 21600 21600" draw:type="rectangle" draw:enhanced-path="M 0 0 L 21600 0 21600 21600 0 21600 0 0 Z N"/>
        </draw:custom-shape>
        <draw:custom-shape draw:style-name="File_20_box" draw:layer="layout" svg:width="4.883cm" svg:height="0.894cm" svg:x="11.935cm" svg:y="1.04cm">
          <text:p>&lt;iostream&gt;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4cm" svg:height="1.732cm" svg:x="13.916cm" svg:y="1.806cm">
          <draw:text-box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standard" draw:text-style-name="P2" draw:layer="layout" svg:width="3.473cm" svg:height="1.021cm" svg:x="2.951cm" svg:y="3.593cm">
          <draw:text-box>
            <text:p text:style-name="P2"><text:span text:style-name="T2">Source file</text:span></text:p>
          </draw:text-box>
        </draw:frame>
        <draw:frame draw:style-name="standard" draw:layer="layout" svg:width="3.474cm" svg:height="1.277cm" svg:x="16.7cm" svg:y="2.189cm">
          <draw:text-box>
            <text:p text:style-name="P3"><text:span text:style-name="T2">Header files</text:span></text:p>
          </draw:text-box>
        </draw:frame>
        <draw:frame draw:style-name="Process_20_box" xml:id="id2" draw:id="id2" draw:layer="layout" svg:width="5.341cm" svg:height="1.332cm" svg:x="5.797cm" svg:y="6.161cm">
          <draw:text-box>
            <text:p><text:span text:style-name="T3">Preprocessor</text:span></text:p>
          </draw:text-box>
        </draw:frame>
        <draw:frame draw:style-name="Process_20_box" xml:id="id9" draw:id="id9" draw:layer="layout" svg:width="5.274cm" svg:height="1.272cm" svg:x="5.831cm" svg:y="10.051cm">
          <draw:text-box>
            <text:p>Compiler</text:p>
          </draw:text-box>
        </draw:frame>
        <draw:frame draw:style-name="Process_20_box" xml:id="id11" draw:id="id11" draw:layer="layout" svg:width="5.147cm" svg:height="1.277cm" svg:x="5.894cm" svg:y="13.876cm">
          <draw:text-box>
            <text:p>Assembler</text:p>
          </draw:text-box>
        </draw:frame>
        <draw:frame draw:style-name="Process_20_box" xml:id="id5" draw:id="id5" draw:layer="layout" svg:width="5.274cm" svg:height="1.273cm" svg:x="5.831cm" svg:y="18.51cm">
          <draw:text-box>
            <text:p>Linker</text:p>
          </draw:text-box>
        </draw:frame>
        <draw:connector draw:style-name="Arrow" draw:layer="layout" draw:type="line" svg:x1="8.467cm" svg:y1="4.527cm" svg:x2="8.467cm" svg:y2="6.161cm" draw:start-shape="id1" draw:start-glue-point="2" draw:end-shape="id2" draw:end-glue-point="0" svg:d="m8467 4527v1634" svg:viewBox="0 0 1 1635">
          <text:p/>
        </draw:connector>
        <draw:connector draw:style-name="Arrow" draw:layer="layout" draw:type="line" svg:x1="14.376cm" svg:y1="4.487cm" svg:x2="8.467cm" svg:y2="6.161cm" draw:start-shape="id3" draw:start-glue-point="2" draw:end-shape="id2" draw:end-glue-point="0" svg:d="m14376 4487-5909 1674" svg:viewBox="0 0 5910 1675">
          <text:p/>
        </draw:connector>
        <draw:custom-shape draw:style-name="gr2" xml:id="id10" draw:id="id10" draw:layer="layout" svg:width="3.889cm" svg:height="0.934cm" svg:x="6.523cm" svg:y="12.176cm">
          <text:p>program.s</text:p>
          <draw:enhanced-geometry svg:viewBox="0 0 21600 21600" draw:type="rectangle" draw:enhanced-path="M 0 0 L 21600 0 21600 21600 0 21600 0 0 Z N"/>
        </draw:custom-shape>
        <draw:custom-shape draw:style-name="gr2" xml:id="id8" draw:id="id8" draw:layer="layout" svg:width="3.889cm" svg:height="0.934cm" svg:x="6.523cm" svg:y="8.276cm">
          <text:p>program.cpp</text:p>
          <draw:enhanced-geometry svg:viewBox="0 0 21600 21600" draw:type="rectangle" draw:enhanced-path="M 0 0 L 21600 0 21600 21600 0 21600 0 0 Z N"/>
        </draw:custom-shape>
        <draw:custom-shape draw:style-name="gr2" xml:id="id4" draw:id="id4" draw:layer="layout" svg:width="3.889cm" svg:height="0.934cm" svg:x="6.523cm" svg:y="15.919cm">
          <text:p>program.o</text:p>
          <draw:enhanced-geometry svg:viewBox="0 0 21600 21600" draw:type="rectangle" draw:enhanced-path="M 0 0 L 21600 0 21600 21600 0 21600 0 0 Z N"/>
        </draw:custom-shape>
        <draw:custom-shape draw:style-name="gr2" xml:id="id7" draw:id="id7" draw:layer="layout" svg:width="3.889cm" svg:height="0.934cm" svg:x="6.523cm" svg:y="20.617cm">
          <text:p>program</text:p>
          <draw:enhanced-geometry svg:viewBox="0 0 21600 21600" draw:type="rectangle" draw:enhanced-path="M 0 0 L 21600 0 21600 21600 0 21600 0 0 Z N"/>
        </draw:custom-shape>
        <draw:frame draw:style-name="standard" draw:text-style-name="P2" draw:layer="layout" svg:width="5.789cm" svg:height="1.021cm" svg:x="0.635cm" svg:y="8.189cm">
          <draw:text-box>
            <text:p text:style-name="P2"><text:span text:style-name="T2">Preprocessed source</text:span></text:p>
          </draw:text-box>
        </draw:frame>
        <draw:frame draw:style-name="standard" draw:text-style-name="P2" draw:layer="layout" svg:width="3.602cm" svg:height="1.021cm" svg:x="2.822cm" svg:y="12.089cm">
          <draw:text-box>
            <text:p text:style-name="P2"><text:span text:style-name="T2">Assembly</text:span></text:p>
          </draw:text-box>
        </draw:frame>
        <draw:frame draw:style-name="standard" draw:text-style-name="P2" draw:layer="layout" svg:width="3.602cm" svg:height="1.021cm" svg:x="2.822cm" svg:y="15.919cm">
          <draw:text-box>
            <text:p text:style-name="P2"><text:span text:style-name="T2">Object code</text:span></text:p>
          </draw:text-box>
        </draw:frame>
        <draw:frame draw:style-name="standard" draw:text-style-name="P2" draw:layer="layout" svg:width="2.959cm" svg:height="1.021cm" svg:x="3.465cm" svg:y="20.553cm">
          <draw:text-box>
            <text:p text:style-name="P2"><text:span text:style-name="T2">Binary</text:span></text:p>
          </draw:text-box>
        </draw:frame>
        <draw:custom-shape draw:style-name="gr2" draw:layer="layout" svg:width="4.854cm" svg:height="1.915cm" svg:x="12.268cm" svg:y="12.529cm">
          <text:p>libmyfuncs.a</text:p>
          <text:p>libmyfuncs.so</text:p>
          <draw:enhanced-geometry svg:viewBox="0 0 21600 21600" draw:type="rectangle" draw:enhanced-path="M 0 0 L 21600 0 21600 21600 0 21600 0 0 Z N"/>
        </draw:custom-shape>
        <draw:custom-shape draw:style-name="gr2" xml:id="id6" draw:id="id6" draw:layer="layout" svg:width="4.854cm" svg:height="0.994cm" svg:x="12.268cm" svg:y="15.876cm">
          <text:p>myfuncs.o</text:p>
          <draw:enhanced-geometry svg:viewBox="0 0 21600 21600" draw:type="rectangle" draw:enhanced-path="M 0 0 L 21600 0 21600 21600 0 21600 0 0 Z N"/>
        </draw:custom-shape>
        <draw:custom-shape draw:style-name="File_20_box" draw:layer="layout" svg:width="3.889cm" svg:height="0.933cm" svg:x="6.523cm" svg:y="2.317cm">
          <text:p>program.hpp</text:p>
          <draw:enhanced-geometry svg:viewBox="0 0 21600 21600" draw:type="rectangle" draw:enhanced-path="M 0 0 L 21600 0 21600 21600 0 21600 0 0 Z N"/>
        </draw:custom-shape>
        <draw:connector draw:style-name="Arrow" draw:layer="layout" draw:type="line" svg:x1="8.467cm" svg:y1="16.853cm" svg:x2="8.468cm" svg:y2="18.51cm" draw:start-shape="id4" draw:start-glue-point="2" draw:end-shape="id5" draw:end-glue-point="0" svg:d="m8467 16853 1 1657" svg:viewBox="0 0 2 1658">
          <text:p/>
        </draw:connector>
        <draw:connector draw:style-name="Arrow" draw:layer="layout" draw:type="line" svg:x1="14.695cm" svg:y1="16.87cm" svg:x2="8.468cm" svg:y2="18.51cm" draw:start-shape="id6" draw:start-glue-point="2" draw:end-shape="id5" draw:end-glue-point="0" svg:d="m14695 16870-6227 1640" svg:viewBox="0 0 6228 1641">
          <text:p/>
        </draw:connector>
        <draw:connector draw:style-name="Arrow" draw:layer="layout" draw:type="line" svg:x1="8.468cm" svg:y1="19.783cm" svg:x2="8.467cm" svg:y2="20.617cm" draw:start-shape="id5" draw:start-glue-point="2" draw:end-shape="id7" draw:end-glue-point="0" svg:d="m8468 19783-1 834" svg:viewBox="0 0 2 835">
          <text:p/>
        </draw:connector>
        <draw:connector draw:style-name="Arrow" draw:layer="layout" draw:type="line" svg:x1="8.467cm" svg:y1="7.493cm" svg:x2="8.467cm" svg:y2="8.276cm" draw:start-shape="id2" draw:start-glue-point="2" draw:end-shape="id8" draw:end-glue-point="0" svg:d="m8467 7493v783" svg:viewBox="0 0 1 784">
          <text:p/>
        </draw:connector>
        <draw:connector draw:style-name="Arrow" draw:layer="layout" draw:type="line" svg:x1="8.467cm" svg:y1="9.21cm" svg:x2="8.468cm" svg:y2="10.051cm" draw:start-shape="id8" draw:start-glue-point="2" draw:end-shape="id9" draw:end-glue-point="0" svg:d="m8467 9210 1 841" svg:viewBox="0 0 2 842">
          <text:p/>
        </draw:connector>
        <draw:connector draw:style-name="Arrow" draw:layer="layout" draw:type="line" svg:x1="8.468cm" svg:y1="11.323cm" svg:x2="8.467cm" svg:y2="12.176cm" draw:start-shape="id9" draw:start-glue-point="2" draw:end-shape="id10" draw:end-glue-point="0" svg:d="m8468 11323-1 853" svg:viewBox="0 0 2 854">
          <text:p/>
        </draw:connector>
        <draw:connector draw:style-name="Arrow" draw:layer="layout" draw:type="line" svg:x1="8.467cm" svg:y1="13.11cm" svg:x2="8.467cm" svg:y2="13.876cm" draw:start-shape="id10" draw:start-glue-point="2" draw:end-shape="id11" draw:end-glue-point="0" svg:d="m8467 13110v766" svg:viewBox="0 0 1 767">
          <text:p/>
        </draw:connector>
        <draw:connector draw:style-name="Arrow" draw:layer="layout" draw:type="line" svg:x1="8.467cm" svg:y1="15.153cm" svg:x2="8.467cm" svg:y2="15.919cm" draw:start-shape="id11" draw:start-glue-point="2" draw:end-shape="id4" draw:end-glue-point="0" svg:d="m8467 15153v766" svg:viewBox="0 0 1 767">
          <text:p/>
        </draw:connector>
        <draw:frame draw:style-name="standard" draw:text-style-name="P2" draw:layer="layout" svg:width="3.474cm" svg:height="1.021cm" svg:x="2.896cm" svg:y="2.317cm">
          <draw:text-box>
            <text:p text:style-name="P2"><text:span text:style-name="T2">Header file</text:span></text:p>
          </draw:text-box>
        </draw:frame>
        <draw:frame draw:style-name="gr3" draw:text-style-name="P1" draw:layer="layout" svg:width="0.739cm" svg:height="1.732cm" svg:x="14.423cm" svg:y="14.07cm">
          <draw:text-box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standard" draw:layer="layout" svg:width="2.315cm" svg:height="1.149cm" svg:x="17.215cm" svg:y="12.912cm">
          <draw:text-box>
            <text:p text:style-name="P3"><text:span text:style-name="T2">Library</text:span></text:p>
          </draw:text-box>
        </draw:frame>
        <draw:frame draw:style-name="standard" draw:layer="layout" svg:width="3.345cm" svg:height="1.276cm" svg:x="17.086cm" svg:y="15.721cm">
          <draw:text-box>
            <text:p text:style-name="P3"><text:span text:style-name="T2">Object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.051cm" svg:stroke-color="#000000" draw:marker-start-width="0.279cm" draw:marker-start-center="false" draw:marker-end-width="0.27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e_20_box" style:display-name="File box" style:family="graphic" style:parent-style-name="standard">
      <style:graphic-properties draw:stroke="solid" draw:stroke-dash="Dash_20_2" draw:fill="solid" draw:fill-color="#99ccff" draw:shadow="hidden">
        <text:list-style style:name="File_20_box" style:display-name="File box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ocess_20_box" style:display-name="Process box" style:family="graphic" style:parent-style-name="standard">
      <style:graphic-properties draw:stroke="solid" draw:fill="solid" draw:fill-color="#23ff23"/>
    </style:style>
    <style:style style:name="Arrow" style:family="graphic" style:parent-style-name="objectwithoutfill">
      <style:graphic-properties draw:stroke="solid" svg:stroke-width="0.076cm" draw:marker-start-width="0.305cm" draw:marker-end="Arrow" draw:marker-end-width="0.279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af Lenz</meta:initial-creator>
    <meta:creation-date>2014-03-17T11:26:59</meta:creation-date>
    <dc:date>2014-03-17T12:24:46</dc:date>
    <dc:creator>Olaf Lenz</dc:creator>
    <meta:editing-duration>PT52M32S</meta:editing-duration>
    <meta:editing-cycles>6</meta:editing-cycles>
    <meta:generator>LibreOffice/3.6$Linux_X86_64 LibreOffice_project/360m1$Build-304</meta:generator>
    <meta:document-statistic meta:object-count="35"/>
  </office:meta>
</office:document-meta>
</file>